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CallbackPreferringTransactionManager.get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allbackPreferringTransactionManager.commit( Transaction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allbackPreferringTransactionManager.rollback( Transaction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allbackPreferringTransactionManager.getTransaction( @ Nullable Transaction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allbackPreferringTransactionManager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allbackPreferringTransactionManager.execute( TransactionDefinition definition , TransactionCallback &lt; T &gt;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